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Header   </presentation:header-decl>
      <presentation:footer-decl presentation:name="ftr1">Footer</presentation:footer-decl>
      <presentation:footer-decl presentation:name="ftr2">Footer only on this slide</presentation:footer-decl>
      <presentation:date-time-decl presentation:name="dtd1" presentation:source="current-date" style:data-style-name="D3"/>
      <presentation:date-time-decl presentation:name="dtd2" presentation:source="fixed">Date Fixed</presentation:date-time-decl>
      <draw:page draw:name="page1" draw:style-name="dp1" draw:master-page-name="Default" presentation:use-footer-name="ftr1" presentation:use-date-time-name="dtd1">
        <office:forms form:automatic-focus="false" form:apply-design-mode="false"/>
        <draw:frame draw:style-name="gr1" draw:text-style-name="P1" draw:layer="layout" svg:width="17.5cm" svg:height="6.65cm" svg:x="4.5cm" svg:y="6cm">
          <draw:text-box>
            <text:p text:style-name="P1">View -&gt; Header and Footer...</text:p>
            <text:p text:style-name="P1"><text:span text:style-name="T1">Include on slide</text:span> tab page</text:p>
            <text:p text:style-name="P1">- <text:span text:style-name="T1">Date and Time</text:span> checked</text:p>
            <text:p text:style-name="P1">- <text:span text:style-name="T1">Variable</text:span> radio button selected</text:p>
            <text:p text:style-name="P1">- <text:span text:style-name="T1">Footer</text:span> unchecked</text:p>
            <text:p text:style-name="P1">- <text:span text:style-name="T1">Slide number</text:span> checked</text:p>
            <text:p text:style-name="P1"/>
            <text:p text:style-name="P1"/>
            <text:p text:style-name="P1"/>
          </draw:text-box>
        </draw:frame>
        <presentation:notes draw:style-name="dp2" presentation:use-header-name="hdr1" presentation:use-footer-name="ftr1" presentation:use-date-time-name="dtd2">
          <draw:page-thumbnail draw:style-name="gr2" draw:layer="layout" svg:width="14.851cm" svg:height="11.138cm" svg:x="3.068cm" svg:y="2.257cm" draw:page-number="1" presentation:class="page"/>
          <draw:frame presentation:style-name="pr1" draw:text-style-name="P2" draw:layer="layout" svg:width="16.79cm" svg:height="13.367cm" svg:x="2.098cm" svg:y="14.109cm" presentation:class="notes" presentation:placeholder="true">
            <draw:text-box/>
          </draw:frame>
        </presentation:notes>
      </draw:page>
      <draw:page draw:name="page2" draw:style-name="dp3" draw:master-page-name="Default" presentation:use-footer-name="ftr2" presentation:use-date-time-name="dtd1">
        <office:forms form:automatic-focus="false" form:apply-design-mode="false"/>
        <draw:frame draw:style-name="gr1" draw:text-style-name="P1" draw:layer="layout" svg:width="16cm" svg:height="4.517cm" svg:x="3.5cm" svg:y="5cm">
          <draw:text-box>
            <text:p text:style-name="P1">View -&gt; Header and Footer...</text:p>
            <text:p text:style-name="P1"><text:span text:style-name="T1">Include on slide</text:span> tab page</text:p>
            <text:p text:style-name="P1">- <text:span text:style-name="T1">Footer</text:span> <text:span text:style-name="T2">checked</text:span></text:p>
            <text:p text:style-name="P1">- Text: “Footer only on this slide”</text:p>
            <text:p text:style-name="P1">- all others <text:span text:style-name="T2">unchecked</text:span></text:p>
            <text:p text:style-name="P1"/>
          </draw:text-box>
        </draw:frame>
        <presentation:notes draw:style-name="dp2" presentation:use-header-name="hdr1" presentation:use-footer-name="ftr1" presentation:use-date-time-name="dtd2">
          <office:forms form:automatic-focus="false" form:apply-design-mode="false"/>
          <draw:page-thumbnail draw:style-name="gr2" draw:layer="layout" svg:width="14.851cm" svg:height="11.138cm" svg:x="3.068cm" svg:y="2.257cm" draw:page-number="2" presentation:class="page"/>
          <draw:frame presentation:style-name="pr1" draw:text-style-name="P2" draw:layer="layout" svg:width="16.79cm" svg:height="13.367cm" svg:x="2.098cm" svg:y="14.10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 presentation:use-header-name="hdr1" presentation:use-footer-name="ftr1" presentation:use-date-time-name="dtd1">
      <draw:frame draw:style-name="gr1" draw:text-style-name="P2" draw:layer="backgroundobjects" svg:width="12.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9cm" svg:height="1.048cm" svg:x="16.81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9cm" svg:height="1.048cm" svg:x="16.814cm" svg:y="19.94cm">
        <draw:text-box>
          <text:p text:style-name="P3"><text:span text:style-name="T1"><text:page-number>&lt;Nummer&gt;</text:page-number></text:span></text:p>
        </draw:text-box>
      </draw:frame>
      <draw:page-thumbnail draw:layer="backgroundobjects" svg:width="5.94cm" svg:height="4.454cm" svg:x="2.97cm" svg:y="4.016cm" draw:page-number="1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51cm" svg:height="11.138cm" svg:x="3.068cm" svg:y="2.257cm" presentation:class="page"/>
        <draw:frame presentation:style-name="Default-notes" draw:layer="backgroundobjects" svg:width="16.79cm" svg:height="13.366cm" svg:x="2.098cm" svg:y="14.109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3" draw:text-style-name="P2" draw:layer="backgroundobjects" svg:width="9.108cm" svg:height="1.484cm" svg:x="0cm" svg:y="28.22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2cm" presentation:class="page-number">
          <draw:text-box>
            <text:p text:style-name="P4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Solaris_Sparc OpenOffice.org_project/680m106$Build-8918</meta:generator>
    <meta:creation-date>2005-04-04T16:40:46</meta:creation-date>
    <dc:creator>Jogi Sievers</dc:creator>
    <dc:date>2005-06-24T14:48:14</dc:date>
    <dc:language>en-US</dc:language>
    <meta:editing-cycles>5</meta:editing-cycles>
    <meta:editing-duration>PT12M21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